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officeooo:rsid="000d9c21" officeooo:paragraph-rsid="000f05d8" style:font-size-asian="18pt" style:font-size-complex="18pt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8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1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1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12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13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2c69d"/>
    </style:style>
    <style:style style:name="P14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414d0f"/>
    </style:style>
    <style:style style:name="P15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16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2c69d"/>
    </style:style>
    <style:style style:name="P17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8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300e3" officeooo:paragraph-rsid="0032694d"/>
    </style:style>
    <style:style style:name="P23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24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468760" officeooo:paragraph-rsid="00468760"/>
    </style:style>
    <style:style style:name="P2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3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31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P32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3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3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35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36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T1" style:family="text">
      <style:text-properties officeooo:rsid="00108d6c"/>
    </style:style>
    <style:style style:name="T2" style:family="text">
      <style:text-properties fo:font-size="14pt" officeooo:rsid="0000bb06" style:font-size-asian="14pt" style:font-size-complex="14pt"/>
    </style:style>
    <style:style style:name="T3" style:family="text">
      <style:text-properties fo:font-size="14pt" officeooo:rsid="00108d6c" style:font-size-asian="14pt" style:font-size-complex="14pt"/>
    </style:style>
    <style:style style:name="T4" style:family="text">
      <style:text-properties fo:font-size="14pt" officeooo:rsid="00402564" style:font-size-asian="14pt" style:font-size-complex="14pt"/>
    </style:style>
    <style:style style:name="T5" style:family="text">
      <style:text-properties fo:font-size="14pt" officeooo:rsid="00235aa1" style:font-size-asian="12.25pt" style:font-size-complex="14pt"/>
    </style:style>
    <style:style style:name="T6" style:family="text">
      <style:text-properties fo:font-size="18pt" officeooo:rsid="00235aa1" style:font-size-asian="18pt" style:font-size-complex="18pt"/>
    </style:style>
    <style:style style:name="T7" style:family="text">
      <style:text-properties style:use-window-font-color="true" fo:font-size="14pt" officeooo:rsid="002e9aec" style:font-size-asian="14pt" style:font-size-complex="14pt"/>
    </style:style>
    <style:style style:name="T8" style:family="text">
      <style:text-properties fo:font-size="12pt" officeooo:rsid="001f7d07" style:font-size-asian="12pt" style:font-size-complex="12pt"/>
    </style:style>
    <style:style style:name="T9" style:family="text">
      <style:text-properties fo:font-size="12pt" officeooo:rsid="0022c69d" style:font-size-asian="12pt" style:font-size-complex="12pt"/>
    </style:style>
    <style:style style:name="T10" style:family="text">
      <style:text-properties fo:font-size="12pt" officeooo:rsid="00414d0f" style:font-size-asian="12pt" style:font-size-complex="12pt"/>
    </style:style>
    <style:style style:name="T11" style:family="text">
      <style:text-properties officeooo:rsid="00289556"/>
    </style:style>
    <style:style style:name="T12" style:family="text">
      <style:text-properties officeooo:rsid="002afdff"/>
    </style:style>
    <style:style style:name="T13" style:family="text">
      <style:text-properties officeooo:rsid="00103f65"/>
    </style:style>
    <style:style style:name="T14" style:family="text">
      <style:text-properties officeooo:rsid="003239ec"/>
    </style:style>
    <style:style style:name="T15" style:family="text">
      <style:text-properties officeooo:rsid="00047f42"/>
    </style:style>
    <style:style style:name="T16" style:family="text">
      <style:text-properties officeooo:rsid="0032694d"/>
    </style:style>
    <style:style style:name="T17" style:family="text">
      <style:text-properties officeooo:rsid="0007e753"/>
    </style:style>
    <style:style style:name="T18" style:family="text">
      <style:text-properties officeooo:rsid="003424c6"/>
    </style:style>
    <style:style style:name="T19" style:family="text">
      <style:text-properties officeooo:rsid="0034775d"/>
    </style:style>
    <style:style style:name="T20" style:family="text">
      <style:text-properties officeooo:rsid="0035938b"/>
    </style:style>
    <style:style style:name="T21" style:family="text">
      <style:text-properties officeooo:rsid="00367468"/>
    </style:style>
    <style:style style:name="T22" style:family="text">
      <style:text-properties officeooo:rsid="00391afa"/>
    </style:style>
    <style:style style:name="T23" style:family="text">
      <style:text-properties officeooo:rsid="003d7510"/>
    </style:style>
    <style:style style:name="T24" style:family="text">
      <style:text-properties officeooo:rsid="00414d0f"/>
    </style:style>
    <style:style style:name="T25" style:family="text">
      <style:text-properties officeooo:rsid="0043d2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UC3</text:span>: <text:span text:style-name="T11">Esporta Regola</text:span></text:p>
      <text:p text:style-name="P30"><text:s/></text:p>
      <text:p text:style-name="P7"><text:span text:style-name="T1">Test 1</text:span>:<text:tab/><text:span text:style-name="T12">Esportazione regola corretta</text:span></text:p>
      <text:p text:style-name="P6"/>
      <text:p text:style-name="P7">Input:</text:p>
      <text:list xml:id="list1598773228291115572" text:style-name="L1">
        <text:list-item>
          <text:p text:style-name="P9">Apertura di un foglio di lavoro selezionando: File/Nuova Regola</text:p>
        </text:list-item>
        <text:list-item>
          <text:p text:style-name="P15">Inserimento nome regola “rule_n”</text:p>
        </text:list-item>
        <text:list-item>
          <text:p text:style-name="P11">Inserimento Operatore selezionando: <text:span text:style-name="T13">Source</text:span>/<text:span text:style-name="T21">boolean</text:span></text:p>
        </text:list-item>
        <text:list-item>
          <text:p text:style-name="P19">Inserimento molteplicità 1</text:p>
        </text:list-item>
        <text:list-item>
          <text:p text:style-name="P19">Inserimento nome segnale: “<text:span text:style-name="T18">busy_1</text:span>”</text:p>
        </text:list-item>
        <text:list-item>
          <text:p text:style-name="P12">Inserimento Operatore selezionando: <text:span text:style-name="T19">NOTLogico</text:span>/<text:span text:style-name="T20">boolean</text:span></text:p>
        </text:list-item>
        <text:list-item>
          <text:p text:style-name="P12">Inserimento Operatore selezionando: <text:span text:style-name="T14">Sink</text:span>/<text:span text:style-name="T21">boolean</text:span></text:p>
        </text:list-item>
        <text:list-item>
          <text:p text:style-name="P20">Inserimento molteplicità 1</text:p>
        </text:list-item>
        <text:list-item>
          <text:p text:style-name="P20">Inserimento nome segnale: “<text:span text:style-name="T18">not</text:span>_<text:span text:style-name="T18">busy</text:span>”</text:p>
        </text:list-item>
        <text:list-item>
          <text:p text:style-name="P21">Collegamento <text:span text:style-name="T15">della porta di output del primo operatore Source con una porta di input dell’operatore NOTLogico</text:span></text:p>
        </text:list-item>
        <text:list-item>
          <text:p text:style-name="P22"><text:span text:style-name="T17">Collegamento della porta di output dell’operatore NOTLogico con una porta di input dell’operatore Sink</text:span></text:p>
        </text:list-item>
        <text:list-item>
          <text:p text:style-name="P10"><text:span text:style-name="T16">Esportazione selezionando</text:span> <text:span text:style-name="T16">dal menu File/Esporta Regola</text:span></text:p>
        </text:list-item>
        <text:list-item>
          <text:p text:style-name="P23">Inserimento nome e destinazione di salvataggio <text:span text:style-name="T22">(e successiva conferma)</text:span></text:p>
        </text:list-item>
      </text:list>
      <text:p text:style-name="P7">Output atteso:</text:p>
      <text:list xml:id="list1653705709786334801" text:style-name="L2">
        <text:list-header>
          <text:p text:style-name="P24">Il sistema fornisce un file .xml contenente la regola che rispetta il seguen<text:span text:style-name="T23">t</text:span>e formato:</text:p>
          <text:p text:style-name="P24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&lt;?xml version="1.0" standalone="no"?&gt; &lt;!DOCTYPE model PUBLIC "-//UC Berkeley//DTD MoML 1//EN" "http://ptolemy.eecs.berkeley.edu/xml/dtd/MoML_1.dtd"&gt;</text:p>
            <text:p text:style-name="P8">&lt;model="rule_n" class="package.Rule"&gt;</text:p>
            <text:p text:style-name="P8"><text:tab/>&lt;entity name="Source_[id1]" class="package.Source"/&gt;</text:p>
            <text:p text:style-name="P8"><text:tab/><text:tab/>&lt;property name="sensorId_1" value="busy_1"/&gt;</text:p>
            <text:p text:style-name="P8"><text:tab/><text:tab/>&lt;port name="out_1" class="package.OPort"/&gt;</text:p>
            <text:p text:style-name="P8"><text:tab/>&lt;/entity&gt;</text:p>
            <text:p text:style-name="P8"><text:tab/>&lt;entity name="NOTLogico_[id2]" class="package.NOTLogico"&gt;</text:p>
            <text:p text:style-name="P8"><text:tab/><text:tab/>&lt;port name="in_1" class="package.IPort"/&gt;</text:p>
            <text:p text:style-name="P8"><text:tab/><text:tab/>&lt;port name="out_1" class="package.OPort"/&gt;</text:p>
            <text:p text:style-name="P8"><text:tab/>&lt;/entity&gt;</text:p>
            <text:p text:style-name="P8"><text:tab/>&lt;entity name="Sink_[id3]" class="package.Sink"/&gt;</text:p>
            <text:p text:style-name="P8"><text:tab/><text:tab/>&lt;property name="sensorId_1" value="not_busy"/&gt;</text:p>
            <text:p text:style-name="P8"><text:tab/><text:tab/>&lt;port name="in_1" class="package.IPort"/&gt;</text:p>
            <text:p text:style-name="P8"><text:tab/>&lt;/entity&gt;</text:p>
            <text:p text:style-name="P8"><text:tab/>&lt;relation name="r_[id4]" class="package.Relation"/&gt;</text:p>
            <text:p text:style-name="P8"><text:tab/><text:tab/>&lt;link port="Source_[id1].out_1" relation="r_[id4]"/&gt;</text:p>
            <text:p text:style-name="P8"><text:tab/><text:tab/>&lt;link port="NOTLogico_[id2].in_1" relation="r_[id4]"/&gt;</text:p>
            <text:p text:style-name="P8"><text:tab/>&lt;relation name="r_[id5]" class="package.Relation"/&gt;</text:p>
            <text:p text:style-name="P8"><text:tab/><text:tab/>&lt;link port="NOTLogico_[id2].out_1" relation="r_[id5]"/&gt;</text:p>
            <text:p text:style-name="P8"><text:tab/><text:tab/>&lt;link port="Sink_[id3].in_1" relation="r_[id5]"/&gt;</text:p>
            <text:p text:style-name="P8">&lt;/model&gt;</text:p>
          </table:table-cell>
        </table:table-row>
      </table:table>
      <text:p text:style-name="P34">(Il testo dell’XML precedente è stato formattato per chiarezza, l’output fornito non sarà formattato)</text:p>
      <text:p text:style-name="P33"/>
      <text:p text:style-name="P35"/>
      <text:p text:style-name="P2"><text:tab/><text:span text:style-name="T3">Test </text:span><text:span text:style-name="T4">2</text:span><text:span text:style-name="T2">:<text:tab/> </text:span><text:span text:style-name="T7">Esportazione regola non corretta</text:span></text:p>
      <text:p text:style-name="P6"/>
      <text:p text:style-name="P7">Input:</text:p>
      <text:list xml:id="list3676662923613458761" text:style-name="L4">
        <text:list-item>
          <text:p text:style-name="P13">Apertura di un foglio di lavoro selezionando: File/Nuova Regola</text:p>
        </text:list-item>
        <text:list-item>
          <text:p text:style-name="P16">Inserimento nome regola “rule_n”</text:p>
        </text:list-item>
        <text:list-item>
          <text:p text:style-name="P13">Inserimento Operatore selezionando: <text:span text:style-name="T24">Disgregatore/long</text:span></text:p>
        </text:list-item>
        <text:list-item>
          <text:p text:style-name="P14"><text:span text:style-name="T16">Esportazione selezionando</text:span> <text:span text:style-name="T16">dal menu File/Esporta Regola</text:span></text:p>
        </text:list-item>
      </text:list>
      <text:p text:style-name="P7">Output atteso:</text:p>
      <text:p text:style-name="P36"><text:span text:style-name="T9">Il sistema mostra</text:span><text:span text:style-name="T8"> un messaggio di errore </text:span><text:span text:style-name="T9">atto a </text:span><text:span text:style-name="T10">gli errori riscontrati, in questo caso risultano essere: Mancanza porta di ingresso, mancanza porta di uscita, non tutto collegato</text:span></text:p>
      <text:p text:style-name="P18"/>
      <text:p text:style-name="P3"/>
      <text:p text:style-name="P6"/>
      <text:p text:style-name="P28">Divisione in ulteriori test case? Test operatore con parametro, “test omesso operatore complesso”</text:p>
      <text:p text:style-name="P6"/>
      <text:p text:style-name="P6"/>
      <text:p text:style-name="P6"/>
      <text:p text:style-name="P29"><text:span text:style-name="T5"><text:tab/>Note</text:span><text:span text:style-name="T6">:</text:span></text:p>
      <text:p text:style-name="P5"><text:tab/></text:p>
      <text:p text:style-name="P31">Non è sembrato opportuno testare <text:span text:style-name="T25">ulteriormente</text:span> elementi relativi al salvataggio in quanto sono gestite dal browser, non dal nostro sistema</text:p>
      <text:p text:style-name="P32">Testing più approfondito della verifica correttezza (utilizzata dalla procedura di esportazione) è effettuato nell’apposita sezione</text:p>
      <text:p text:style-name="P5"/>
      <text:p text:style-name="P25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2T11:46:49.420032564</dc:date>
    <meta:editing-duration>PT2H39M5S</meta:editing-duration>
    <meta:editing-cycles>53</meta:editing-cycles>
    <meta:generator>LibreOffice/5.1.6.2$Linux_X86_64 LibreOffice_project/10m0$Build-2</meta:generator>
    <meta:document-statistic meta:table-count="1" meta:image-count="0" meta:object-count="0" meta:page-count="2" meta:paragraph-count="56" meta:word-count="336" meta:character-count="2951" meta:non-whitespace-character-count="2653"/>
  </office:meta>
</office:document-meta>
</file>